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Text_20_body">
      <style:paragraph-properties fo:text-align="end" style:justify-single-word="false"/>
      <style:text-properties style:font-name="Arial1"/>
    </style:style>
    <style:style style:name="P3" style:family="paragraph" style:parent-style-name="Text_20_body">
      <style:paragraph-properties fo:text-align="center" style:justify-single-word="false"/>
      <style:text-properties style:font-name="Arial1"/>
    </style:style>
    <style:style style:name="P4" style:family="paragraph" style:parent-style-name="Text_20_body">
      <style:paragraph-properties fo:text-align="justify" style:justify-single-word="false"/>
      <style:text-properties style:font-name="Arial1"/>
    </style:style>
    <style:style style:name="P5" style:family="paragraph" style:parent-style-name="Text_20_body">
      <style:text-properties style:font-name="Arial1" fo:language="ru" fo:country="RU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1"/>
    </style:style>
    <style:style style:name="T2" style:family="text">
      <style:text-properties style:font-name="Arial1" fo:font-size="11pt"/>
    </style:style>
    <style:style style:name="T3" style:family="text">
      <style:text-properties style:font-name="Arial1" fo:font-size="9pt"/>
    </style:style>
    <style:style style:name="T4" style:family="text">
      <style:text-properties style:font-name="Arial1" fo:font-size="8pt"/>
    </style:style>
    <style:style style:name="T5" style:family="text">
      <style:text-properties style:font-name="Symbo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РК—5—92</text:p>
      <text:p text:style-name="P2">Шашло М.В.</text:p>
      <text:p text:style-name="P6"> </text:p>
      <text:p text:style-name="P6"> </text:p>
      <text:p text:style-name="P3">Источники излучения в интегрально-оптических схемах.Характеристики</text:p>
      <text:p text:style-name="P3">Светодиоды,их свойства и технология изготовления.</text:p>
      <text:p text:style-name="P6"> </text:p>
      <text:p text:style-name="P6">   <text:span text:style-name="T1">Конструкции полупроводниковых лазерных диодов и светодиодов (СД) , применяемых в ВОСП,</text:span></text:p>
      <text:p text:style-name="P4">весьма разнообразны.Конструкции СД выбирают с таким расчетом,чтобы уменьшить собственное </text:p>
      <text:p text:style-name="P4">самопоглощение излучения,обеспечить режим работы при высокой плотности тока инжекции и увеличить эффективность ввода излучения в волокно.Для повышения эффективности ввода используют микролинзы как формируемые непосредственно на поверхности прибора,так и внешние.</text:p>
      <text:p text:style-name="P4">В настоящее время получили распространение две основные модификации СД:поверхностные и торцевые.В поверхностных СД излучение выводится в направлении,перпендикулярном плоскости активного слоя,а в торцевых из активного слоя- в параллельной ему плоскости.Схематическое  изображение конструкции СД обоих типов приведено на рисунке.Для улучшения отвода тепла от активного слоя при высокой плотности токанакачки применяют теплоотводы.</text:p>
      <text:p text:style-name="P6">  <text:span text:style-name="T1">Вывод излучения в СД поверхностного типа на арсениде галлия осуществляют через круглое от-</text:span></text:p>
      <text:p text:style-name="P4">верстие,вытравленное в обложке.В это отверстие вставляют оптическое волокно и закрепляют его с помощью эпоксидной смолы.Такую конструкцию светодиода называют диодом Барраса.Известны также конструкции поверхностных СД с выводом излучения непосредственно через подложку.Такие конструкции применяются в СД на четырехкомпонентном соединении GaInAsP.В этом случае подложка из InP является прозрачным окном.</text:p>
      <text:p text:style-name="P6">   <text:span text:style-name="T1">В торцевых СД с двойной гетероструктурой вывод излучения активного слоя осуществляют с торца,как и в лазерных диодах.Благодаря полному внутреннему отражению оптическое излучение распространяется вдоль перехода.С помощью полосковой конструкции нижнего омического контакта,а также щели на задней части активного слоя активная область ограничена,что позволяет избежать лазерной генерации</text:span><text:span text:style-name="T2">.</text:span><text:span text:style-name="T1">Так как генерируемое излучение при выводе наружу проходит через активный слой,то имеет место самопоглощение излучения в этом слое.Для уменьшения самопоглощения активный слой выполняют очень тонким (0,03...0,1 мкм).В результате излучение распространяется главным образом в ограничивающем слое</text:span><text:span text:style-name="T3">,</text:span><text:span text:style-name="T1">который благодаря большой ширине </text:span></text:p>
      <text:p text:style-name="P4">запрещенной зоны имеет небольшие потери на поглощение.</text:p>
      <text:p text:style-name="P6">   <text:span text:style-name="T1">Излучение СД возникает в результате спонтанной излучательной рекомбинации носителей заряда и поэтому является некогерентным</text:span><text:span text:style-name="T3">,а следовательно относительно широкополосным и слабонаправленным.</text:span></text:p>
      <text:p text:style-name="P6">    <text:span text:style-name="T1">Особо следует выделить суперлюминесцентные СД.В этих диодах помимо спонтанной рекомбинации с излучением используется процесс индуцированной рекомбинации с излучением;</text:span></text:p>
      <text:p text:style-name="P4"><text:soft-page-break/>выходное излучение является усиленным в активной среде.Суперлюминесцентные СД представляют собой торцевые СД,работающие при таких высоких плотностях тока инжекции,что в материале активного слоя начинает наблюдаться инверсная населенность энергетических уровней.</text:p>
      <text:p text:style-name="P6">  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3">.</text:p>
      <text:p text:style-name="P7"> </text:p>
      <text:p text:style-name="P6"> </text:p>
      <text:p text:style-name="P6"> </text:p>
      <text:p text:style-name="P6">   <text:span text:style-name="T1">Принципиальным отличием лазерного диода от СД является наличие в первом </text:span><text:soft-page-break/><text:span text:style-name="T1">встроенного оптического резонатора,что позволяет при условии превышения током инжекции некоторого порогового значения получить режим индуцированного излучения,которое характеризуется высокой степенью когерентности.Наиболее часто в качестве оптического резонатора используют:плоский резонатор Фабри-Перо и его модификации,включая составные и внешние резонаторы,резонаторы с распределенной обратной связью (РОС-резонатор) и с распределенным брэгговским отражателем (РБО-резонатор).Плоский резонатор образуется обычно параллельно сколотым торцам полупроводника ,а РОС- и РБО-резонаторы --путем периодической пространственной модуляции параметров структуры,влияющих на условия распространения излучения.При совмещении периодической структуры с активной областью получают РОС-диод,а при размещении периодической структуры за пределами активной области ­­-- РБО-лазерный диод.</text:span></text:p>
      <text:p text:style-name="P6">   <text:span text:style-name="T1">Преимуществами РОС- и РБО-лазерных диодов по сравнению с обычным лазерным диодом с резонатором Фабри-Перо являются:Уменьшение зависимости длины волны излучения от тока инжекции и температуры,высокая стабильность одномодовости и одночастотности излучения,практически 100-процентная глубина модуляции.Так,если в лазерном диоде с резонатором Фабри-Перо температурный коэффициент </text:span><text:span text:style-name="T1"><draw:frame draw:style-name="fr1" draw:name="Графический объект1" text:anchor-type="as-char" svg:width="0.741cm" svg:height="1.085cm" draw:z-index="0"><draw:image xlink:href="../../../../../../../C:%5CUsers%5CАдминистратор%5CAppData%5CLocal%5CTemp%5COICE_15_974FA576_32C1D314_1539%5Cmsohtmlclip1%5C01%5Cclip_image002.png" xlink:type="simple" xlink:show="embed" xlink:actuate="onLoad"/></draw:frame></text:span><text:span text:style-name="T1">  порядка 0,5...1 нм/</text:span><text:span text:style-name="T5">°</text:span><text:span text:style-name="T1">С.Кроме того РОС- и на отказ.Кроме того,для РБО-структуры позволяют реализовать интегрально-оптические схемы.Основным их недостатком является сложная технология изготовления.</text:span></text:p>
      <text:p text:style-name="P6">   <text:span text:style-name="T1">Полупроводниковые излучатели в общем случае определяются комплексом параметров и характеристик ,включая габаритные и присоединительные размеры.Однако с точки зрения их применения в качестве компонентов ВОСП важное значение имеет ограниченный набор параметров и характеристик,которые чаще всего и приводятся в паспортных данных конкретных приборов.</text:span></text:p>
      <text:p text:style-name="P6">   <text:span text:style-name="T1">Наиболее важными для применения в ВОСП параметрами являются:средняя мощность излучения,ширина излучаемого спектра,время нарастания и спада импульса излучения при импульсном возбуждении тока накачки,падение напряжения на диоде и наработка лазерных диодов и торцевых светодиодов ,обладающих  узкой диаграммой направленности,существенное значение имеют углы расходимости по уровню половинной мощности.Эти углы обычно определяют по направлению излучения в параллельной и перпендикулярной переходу плоскостях и обозначают соответственно   и     .Оба угла характеризуют поле излучения в дальней зоне и обычно     =10...30</text:span><text:span text:style-name="T5">°</text:span></text:p>
      <text:p text:style-name="P6"><text:span text:style-name="T1">и       =30...60</text:span><text:span text:style-name="T5">°</text:span><text:span text:style-name="T1">.</text:span></text:p>
      <text:p text:style-name="P6">  <text:span text:style-name="T1">Средняя мощность излучения при работе при работе излучателя в непрерывном режиме определяет полную мощность,излучаемую поверхностью активной области прибора в направлении вывода излучения.</text:span></text:p>
      <text:p text:style-name="P6">   <text:span text:style-name="T1">Длину волны излучения </text:span><text:span text:style-name="T1"><draw:frame draw:style-name="fr1" draw:name="Графический объект2" text:anchor-type="as-char" svg:width="0.318cm" svg:height="0.635cm" draw:z-index="1"><draw:image xlink:href="../../../../../../../C:%5CUsers%5CАдминистратор%5CAppData%5CLocal%5CTemp%5COICE_15_974FA576_32C1D314_1539%5Cmsohtmlclip1%5C01%5Cclip_image004.png" xlink:type="simple" xlink:show="embed" xlink:actuate="onLoad"/></draw:frame></text:span><text:span text:style-name="T1"><draw:frame draw:style-name="fr1" draw:name="Графический объект3" text:anchor-type="as-char" svg:width="0.529cm" svg:height="0.556cm" draw:z-index="2"><draw:image xlink:href="../../../../../../../C:%5CUsers%5CАдминистратор%5CAppData%5CLocal%5CTemp%5COICE_15_974FA576_32C1D314_1539%5Cmsohtmlclip1%5C01%5Cclip_image006.png" xlink:type="simple" xlink:show="embed" xlink:actuate="onLoad"/></draw:frame></text:span><text:span text:style-name="T1"><draw:frame draw:style-name="fr1" draw:name="Графический объект4" text:anchor-type="as-char" svg:width="0.397cm" svg:height="1.191cm" draw:z-index="3"><draw:image xlink:href="../../../../../../../C:%5CUsers%5CАдминистратор%5CAppData%5CLocal%5CTemp%5COICE_15_974FA576_32C1D314_1539%5Cmsohtmlclip1%5C01%5Cclip_image008.png" xlink:type="simple" xlink:show="embed" xlink:actuate="onLoad"/></draw:frame></text:span><text:span text:style-name="T1">определяют как значение,соответствующее максимуму спектральн ого распределения мощности,а ширину излучаемого спектра </text:span><text:span text:style-name="T1"><draw:frame draw:style-name="fr1" draw:name="Графический объект5" text:anchor-type="as-char" svg:width="0.556cm" svg:height="0.635cm" draw:z-index="4"><draw:image xlink:href="../../../../../../../C:%5CUsers%5CАдминистратор%5CAppData%5CLocal%5CTemp%5COICE_15_974FA576_32C1D314_1539%5Cmsohtmlclip1%5C01%5Cclip_image010.png" xlink:type="simple" xlink:show="embed" xlink:actuate="onLoad"/></draw:frame></text:span><text:span text:style-name="T1"><draw:frame draw:style-name="fr1" draw:name="Графический объект6" text:anchor-type="as-char" svg:width="0.82cm" svg:height="0.714cm" draw:z-index="5"><draw:image xlink:href="../../../../../../../C:%5CUsers%5CАдминистратор%5CAppData%5CLocal%5CTemp%5COICE_15_974FA576_32C1D314_1539%5Cmsohtmlclip1%5C01%5Cclip_image012.png" xlink:type="simple" xlink:show="embed" xlink:actuate="onLoad"/></draw:frame></text:span><text:span text:style-name="T1"><draw:frame draw:style-name="fr1" draw:name="Графический объект7" text:anchor-type="as-char" svg:width="0.318cm" svg:height="0.635cm" draw:z-index="6"><draw:image xlink:href="../../../../../../../C:%5CUsers%5CАдминистратор%5CAppData%5CLocal%5CTemp%5COICE_15_974FA576_32C1D314_1539%5Cmsohtmlclip1%5C01%5Cclip_image004.png" xlink:type="simple" xlink:show="embed" xlink:actuate="onLoad"/></draw:frame></text:span><text:span text:style-name="T1">  - как интервал  длин волн, в котором спектральная плотность мощности составляет  половину максимальной. Огибающая спектрального распределения  излучения светодиода имеет примерно форму гауссовской кривой с        </text:span></text:p>
      <text:p text:style-name="P6"><draw:frame draw:style-name="fr1" draw:name="Графический объект8" text:anchor-type="as-char" svg:width="1.244cm" svg:height="0.714cm" draw:z-index="7"><draw:image xlink:href="../../../../../../../C:%5CUsers%5CАдминистратор%5CAppData%5CLocal%5CTemp%5COICE_15_974FA576_32C1D314_1539%5Cmsohtmlclip1%5C01%5Cclip_image014.png" xlink:type="simple" xlink:show="embed" xlink:actuate="onLoad"/></draw:frame><text:span text:style-name="T1">= 20.....50 нм. Для лазерных диодов с резонатором Фабри - Перо ширина  спектра значительно  уже ( порядка 1.....4 нм )  и еще меньше для РОС - и РБО - </text:span><text:soft-page-break/><text:span text:style-name="T1">лазерных диодов, у которых в зависимости от конструкции она может составлять  0,1.... 0,3 нм. Минимальная ширина спектра достигается в лазерных диодах с внешними резонаторами, у которых она в зависимости от типа резонатора лежит в пределах 1...1500 кГц.</text:span></text:p>
      <text:p text:style-name="P6">         <text:span text:style-name="T1">Для высокоскоростных ВОСП важное значение имеют динамические свойства лазерных диодов, которые проявляются в зависимости спектральной характеристики от скорости передачи при непосредственной модуляции мощности излучения путем изменения тока накачки. У одномодового лазерного диода с резонатором Фарби - Перо увеличение скорости передачи сопровождается изменением модового состава, что характеризуется динамическим расширением спектра до 10 нм при модуляции с частотой   </text:span><text:span text:style-name="T1"><draw:frame draw:style-name="fr1" draw:name="Графический объект9" text:anchor-type="as-char" svg:width="0.741cm" svg:height="0.82cm" draw:z-index="8"><draw:image xlink:href="../../../../../../../C:%5CUsers%5CАдминистратор%5CAppData%5CLocal%5CTemp%5COICE_15_974FA576_32C1D314_1539%5Cmsohtmlclip1%5C01%5Cclip_image016.png" xlink:type="simple" xlink:show="embed" xlink:actuate="onLoad"/></draw:frame></text:span><text:span text:style-name="T1"><draw:frame draw:style-name="fr1" draw:name="Графический объект10" text:anchor-type="as-char" svg:width="0.529cm" svg:height="0.926cm" draw:z-index="9"><draw:image xlink:href="../../../../../../../C:%5CUsers%5CАдминистратор%5CAppData%5CLocal%5CTemp%5COICE_15_974FA576_32C1D314_1539%5Cmsohtmlclip1%5C01%5Cclip_image018.png" xlink:type="simple" xlink:show="embed" xlink:actuate="onLoad"/></draw:frame></text:span><text:span text:style-name="T1">   порядка 1....2 Ггц .Для РОС- и РБО-лазерных диодов при модуляции в диапазоне 0,25...2 Ггц имеет место лишь незначительный сдвиг </text:span><text:span text:style-name="T1"><draw:frame draw:style-name="fr1" draw:name="Графический объект11" text:anchor-type="as-char" svg:width="0.635cm" svg:height="0.661cm" draw:z-index="10"><draw:image xlink:href="../../../../../../../C:%5CUsers%5CАдминистратор%5CAppData%5CLocal%5CTemp%5COICE_15_974FA576_32C1D314_1539%5Cmsohtmlclip1%5C01%5Cclip_image020.png" xlink:type="simple" xlink:show="embed" xlink:actuate="onLoad"/></draw:frame></text:span><text:span text:style-name="T1">(порядка 0,2 нм) при сохранениии высокой степени подавления побочных мод.Поэтому эти лазерные диоды часто называют динамически одномодовыми.</text:span></text:p>
      <text:p text:style-name="P6">   <text:span text:style-name="T1">Быстродействие источников излучения оценивается временем нарастания </text:span><text:span text:style-name="T1"><draw:frame draw:style-name="fr1" draw:name="Графический объект12" text:anchor-type="as-char" svg:width="0.661cm" svg:height="0.661cm" draw:z-index="11"><draw:image xlink:href="../../../../../../../C:%5CUsers%5CАдминистратор%5CAppData%5CLocal%5CTemp%5COICE_15_974FA576_32C1D314_1539%5Cmsohtmlclip1%5C01%5Cclip_image022.png" xlink:type="simple" xlink:show="embed" xlink:actuate="onLoad"/></draw:frame></text:span><text:span text:style-name="T1"> и временем спада </text:span><text:span text:style-name="T1"><draw:frame draw:style-name="fr1" draw:name="Графический объект13" text:anchor-type="as-char" svg:width="0.635cm" svg:height="0.661cm" draw:z-index="12"><draw:image xlink:href="../../../../../../../C:%5CUsers%5CАдминистратор%5CAppData%5CLocal%5CTemp%5COICE_15_974FA576_32C1D314_1539%5Cmsohtmlclip1%5C01%5Cclip_image024.png" xlink:type="simple" xlink:show="embed" xlink:actuate="onLoad"/></draw:frame></text:span><text:span text:style-name="T1"> мощности излучения при модуляции импульсами тока накачки прямоугольной формы достаточной длительности (</text:span><text:span text:style-name="T1"><draw:frame draw:style-name="fr1" draw:name="Графический объект14" text:anchor-type="as-char" svg:width="1.773cm" svg:height="0.661cm" draw:z-index="13"><draw:image xlink:href="../../../../../../../C:%5CUsers%5CАдминистратор%5CAppData%5CLocal%5CTemp%5COICE_15_974FA576_32C1D314_1539%5Cmsohtmlclip1%5C01%5Cclip_image026.png" xlink:type="simple" xlink:show="embed" xlink:actuate="onLoad"/></draw:frame></text:span><text:span text:style-name="T1">).Для оценки и обычно используют уровни 0,1 и 0,9 от установившегося значения мощности.Часто быстродействие определяется максимальной частотой модуляции.Для светодиодов эта частота может достигать 200 Мгц , а у лазерных диодов - значительно больше (несколько Ггц).Ограничение частоты модуляции светодиодов связано со времененм жизни неосновных носителей, а лазерных диодов - с корреляцией между концентрацией инжектируемых носителей и потоком фотонов </text:span><text:span text:style-name="T3">,возникающих вследствие их рекомбинации</text:span><text:span text:style-name="T1">.</text:span></text:p>
      <text:p text:style-name="P6">   <text:span text:style-name="T1">К параметрам ,определяющим статический режим работы полупроводникового излучательного диода </text:span><text:span text:style-name="T2">,</text:span><text:span text:style-name="T1">относят падение напряжения на диоде и ток накачки при прямом смещении.Кроме этих параметров статический режим работы характеризуется ватт-амперной характеристикой . На ватт-амперной характеристике лазерного диода можно выделить точку излома,которая определяется пороговым током накачки I</text:span><text:span text:style-name="T4">пор</text:span><text:span text:style-name="T3">.П</text:span><text:span text:style-name="T1">ри токах накачки выше порогового лазерный диод работает в режиме индуцированного излучения и мощность его очень быстро растет с увеличением тока накачки.Если ток накачки меньше порогового</text:span><text:span text:style-name="T3">,то прибор работает в режиме спонтанного излучения и излучаемая мощность мала.Одновременно резко уменьшается быстродействие и существенно расширяется ширина излучаемого спектра.Поэтому лазерные диоды </text:span><text:span text:style-name="T1">в динамическом режиме работы требуют начального смещения постоянным током,примерно равным пороговому току.Наклон ветви ватт-амперной характеристики лазерного диода,расположенной правее I</text:span><text:span text:style-name="T4">пор</text:span> <text:span text:style-name="T1">,характеризует дифференциальную квантовую эффективность </text:span><text:span text:style-name="T1"><draw:frame draw:style-name="fr1" draw:name="Графический объект15" text:anchor-type="as-char" svg:width="0.397cm" svg:height="0.503cm" draw:z-index="14"><draw:image xlink:href="../../../../../../../C:%5CUsers%5CАдминистратор%5CAppData%5CLocal%5CTemp%5COICE_15_974FA576_32C1D314_1539%5Cmsohtmlclip1%5C01%5Cclip_image028.png" xlink:type="simple" xlink:show="embed" xlink:actuate="onLoad"/></draw:frame></text:span><text:span text:style-name="T1"> </text:span><text:span text:style-name="T4">д=</text:span><text:span text:style-name="T1">dP/dI</text:span><text:span text:style-name="T4">н,</text:span><text:span text:style-name="T1">которая зависит от конструкции прибора и его температуры.Типичные значения дифференциальной квантовой эффективности лазерных диодов составляют 0,1...0,2 мВт/мА,а пороговый ток лежит в пределах  10...100 мА.</text:span></text:p>
      <text:p text:style-name="P6">   <text:span text:style-name="T1">Для лазерных диодов характерна температурная зависимость порогового тока и дифференциальной квантовой эффективности.С ростом температуры пороговый ток увеличивается,</text:span></text:p>
      <text:p text:style-name="P6"><text:span text:style-name="T1">а  дифференциальная квантовая эффективность уменьшается.Изменение температуры приводит также к изменению длины волны излучения.Наибольшей температурной нестабильностью обладают лазерные диоды с резонатором Фабри-</text:span><text:soft-page-break/><text:span text:style-name="T1">Перо.Лазерные диоды с РОС- и РБО-резонаторами более термостабильны.Для уменьшения температурных влияний применяют специальные меры</text:span><text:span text:style-name="T3">, например используют теплоотводы с элементом Пелтье.</text:span><text:span text:style-name="T1">Параметры и характеристики светодиодов имеют достаточно высокую температурную стабильность,что делает их более простыми в эксплуатации.</text:span></text:p>
      <text:p text:style-name="P6">   <text:span text:style-name="T1">Надежность полупроводниковых излучателей определяется наработкой на отказ или интенсивностью отказов.Лазерные диоды</text:span><text:span text:style-name="T3">, </text:span><text:span text:style-name="T1">созданные  в начале 80-х годов,обладали существенно меньшей надежностью по сравнению со светодиодами.Однако в последнее время благодаря совершенствованию конструкций и технологии изготовления ее удалось значительно повысить и довести до приемлемой величины.</text:span>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<draw:frame draw:style-name="fr1" draw:name="Графический объект16" text:anchor-type="as-char" svg:width="0.529cm" svg:height="0.926cm" draw:z-index="15"><draw:image xlink:href="../../../../../../../C:%5CUsers%5CАдминистратор%5CAppData%5CLocal%5CTemp%5COICE_15_974FA576_32C1D314_1539%5Cmsohtmlclip1%5C01%5Cclip_image018.png" xlink:type="simple" xlink:show="embed" xlink:actuate="onLoad"/></draw:frame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draw:frame draw:style-name="fr1" draw:name="Графический объект17" text:anchor-type="as-char" svg:width="0.318cm" svg:height="0.635cm" draw:z-index="16"><draw:image xlink:href="../../../../../../../C:%5CUsers%5CАдминистратор%5CAppData%5CLocal%5CTemp%5COICE_15_974FA576_32C1D314_1539%5Cmsohtmlclip1%5C01%5Cclip_image004.png" xlink:type="simple" xlink:show="embed" xlink:actuate="onLoad"/></draw:frame>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<text:soft-page-break/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<text:soft-page-break/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<text:soft-page-break/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6">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26S</meta:editing-duration>
    <meta:editing-cycles>11</meta:editing-cycles>
    <meta:generator>OpenOffice/4.1.6$Win32 OpenOffice.org_project/416m1$Build-9790</meta:generator>
    <dc:date>2019-11-20T12:16:52.41</dc:date>
    <dc:creator>Admin </dc:creator>
    <meta:document-statistic meta:table-count="0" meta:image-count="17" meta:object-count="0" meta:page-count="8" meta:paragraph-count="199" meta:word-count="1146" meta:character-count="10274"/>
    <meta:user-defined meta:name="Info 1"/>
    <meta:user-defined meta:name="Info 2"/>
    <meta:user-defined meta:name="Info 3"/>
    <meta:user-defined meta:name="Info 4"/>
  </office:meta>
</office:document-meta>
</file>